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6" calcext:value-type="float">
            <text:p>1576</text:p>
          </table:table-cell>
          <table:table-cell table:style-name="ce7" table:formula="of:=COUNTIF([.B7:.B999998];&quot;X&quot;)" office:value-type="float" office:value="1377" calcext:value-type="float">
            <text:p>1377</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1" calcext:value-type="float">
            <text:p>16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699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6">00/00/0000</text:date>, <text:time style:data-style-name="N2" text:time-value="22:28:14.2293922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6T22:34:19.687297217</dc:date>
    <meta:editing-duration>P1DT16H30M18S</meta:editing-duration>
    <meta:editing-cycles>1576</meta:editing-cycles>
    <meta:document-statistic meta:table-count="1" meta:cell-count="9524" meta:object-count="0"/>
  </office:meta>
</office:document-meta>
</file>